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paragraph-properties fo:line-height="200%"/>
      <style:text-properties style:font-name="Times New Roman" fo:font-size="12pt" officeooo:paragraph-rsid="00215907" style:font-size-asian="12pt" style:font-size-complex="12pt"/>
    </style:style>
    <style:style style:name="P3" style:family="paragraph" style:parent-style-name="Text_20_body">
      <style:paragraph-properties fo:line-height="200%"/>
      <style:text-properties fo:color="#000000" style:font-name="Times New Roman" fo:font-size="12pt" fo:font-weight="bold" officeooo:rsid="004b1dcb" officeooo:paragraph-rsid="004b1dcb" style:font-size-asian="12pt" style:font-weight-asian="bold" style:font-size-complex="12pt" style:font-weight-complex="bold"/>
    </style:style>
    <style:style style:name="P4" style:family="paragraph" style:parent-style-name="Text_20_body">
      <style:text-properties fo:font-weight="bold" officeooo:rsid="0032b881" officeooo:paragraph-rsid="0032b881" style:font-weight-asian="bold" style:font-weight-complex="bold"/>
    </style:style>
    <style:style style:name="P5" style:family="paragraph" style:parent-style-name="Text_20_body">
      <style:paragraph-properties fo:line-height="200%"/>
      <style:text-properties fo:color="#000000" style:font-name="Times New Roman" fo:font-size="12pt" officeooo:paragraph-rsid="00603d3d" style:font-size-asian="12pt" style:font-size-complex="12pt"/>
    </style:style>
    <style:style style:name="P6" style:family="paragraph" style:parent-style-name="Text_20_body">
      <style:paragraph-properties fo:line-height="200%"/>
      <style:text-properties fo:color="#000000" style:font-name="Times New Roman" fo:font-size="12pt" officeooo:paragraph-rsid="007636b6" style:font-size-asian="12pt" style:font-size-complex="12pt"/>
    </style:style>
    <style:style style:name="P7" style:family="paragraph" style:parent-style-name="Text_20_body">
      <style:paragraph-properties fo:line-height="200%"/>
      <style:text-properties fo:color="#000000" style:font-name="Times New Roman" fo:font-size="12pt" officeooo:paragraph-rsid="00472fb4" style:font-size-asian="12pt" style:font-size-complex="12pt"/>
    </style:style>
    <style:style style:name="P8" style:family="paragraph" style:parent-style-name="Text_20_body">
      <style:paragraph-properties fo:line-height="200%"/>
      <style:text-properties fo:color="#000000" style:font-name="Times New Roman" fo:font-size="12pt" officeooo:paragraph-rsid="007cc5a6" style:font-size-asian="12pt" style:font-size-complex="12pt"/>
    </style:style>
    <style:style style:name="P9" style:family="paragraph" style:parent-style-name="Text_20_body">
      <style:paragraph-properties fo:line-height="200%"/>
      <style:text-properties fo:color="#000000" style:font-name="Times New Roman" fo:font-size="12pt" fo:font-weight="bold" officeooo:rsid="0076fff0" officeooo:paragraph-rsid="0076fff0" style:font-size-asian="12pt" style:font-weight-asian="bold" style:font-size-complex="12pt" style:font-weight-complex="bold"/>
    </style:style>
    <style:style style:name="P10" style:family="paragraph" style:parent-style-name="Text_20_body">
      <style:paragraph-properties fo:line-height="200%"/>
      <style:text-properties fo:color="#000000" style:font-name="Times New Roman" fo:font-size="12pt" fo:font-weight="bold" officeooo:rsid="007813a9" officeooo:paragraph-rsid="007813a9" style:font-size-asian="12pt" style:font-weight-asian="bold" style:font-size-complex="12pt" style:font-weight-complex="bold"/>
    </style:style>
    <style:style style:name="P11" style:family="paragraph" style:parent-style-name="Text_20_body">
      <style:paragraph-properties fo:line-height="200%"/>
      <style:text-properties style:font-name="Times New Roman" fo:font-size="12pt" officeooo:paragraph-rsid="0067cd0a" style:font-size-asian="12pt" style:font-size-complex="12pt"/>
    </style:style>
    <style:style style:name="T1" style:family="text">
      <style:text-properties officeooo:rsid="0007994a"/>
    </style:style>
    <style:style style:name="T2" style:family="text">
      <style:text-properties fo:font-style="italic" officeooo:rsid="002237e7" style:font-style-asian="italic" style:font-style-complex="italic"/>
    </style:style>
    <style:style style:name="T3" style:family="text">
      <style:text-properties officeooo:rsid="0014ec1c"/>
    </style:style>
    <style:style style:name="T4" style:family="text">
      <style:text-properties officeooo:rsid="00157b2a"/>
    </style:style>
    <style:style style:name="T5" style:family="text">
      <style:text-properties officeooo:rsid="002237e7"/>
    </style:style>
    <style:style style:name="T6" style:family="text">
      <style:text-properties officeooo:rsid="00243171"/>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officeooo:rsid="0029c5b8"/>
    </style:style>
    <style:style style:name="T10" style:family="text">
      <style:text-properties fo:font-variant="normal" fo:text-transform="none" fo:letter-spacing="normal" fo:font-style="normal" fo:font-weight="normal" officeooo:rsid="002ad969"/>
    </style:style>
    <style:style style:name="T11" style:family="text">
      <style:text-properties fo:font-variant="normal" fo:text-transform="none" fo:letter-spacing="normal" fo:font-style="normal" fo:font-weight="normal" officeooo:rsid="002ee32b"/>
    </style:style>
    <style:style style:name="T12" style:family="text">
      <style:text-properties fo:font-variant="normal" fo:text-transform="none" fo:letter-spacing="normal" fo:font-style="normal" fo:font-weight="normal" officeooo:rsid="0032b881"/>
    </style:style>
    <style:style style:name="T13" style:family="text">
      <style:text-properties fo:font-variant="normal" fo:text-transform="none" fo:letter-spacing="normal" fo:font-style="normal" fo:font-weight="normal" officeooo:rsid="00346c95"/>
    </style:style>
    <style:style style:name="T14" style:family="text">
      <style:text-properties fo:font-variant="normal" fo:text-transform="none" fo:letter-spacing="normal" fo:font-style="normal" fo:font-weight="normal" officeooo:rsid="0035b656"/>
    </style:style>
    <style:style style:name="T15" style:family="text">
      <style:text-properties fo:font-variant="normal" fo:text-transform="none" fo:letter-spacing="normal" fo:font-style="normal" fo:font-weight="normal" officeooo:rsid="00346c95" style:font-style-asian="normal" style:font-style-complex="normal"/>
    </style:style>
    <style:style style:name="T16" style:family="text">
      <style:text-properties fo:font-variant="normal" fo:text-transform="none" fo:letter-spacing="normal" fo:font-style="normal" fo:font-weight="normal" officeooo:rsid="0035b656" style:font-style-asian="normal" style:font-style-complex="normal"/>
    </style:style>
    <style:style style:name="T17" style:family="text">
      <style:text-properties fo:font-variant="normal" fo:text-transform="none" fo:letter-spacing="normal" fo:font-style="normal" fo:font-weight="normal" officeooo:rsid="003bb2e4" style:font-style-asian="normal" style:font-style-complex="normal"/>
    </style:style>
    <style:style style:name="T18" style:family="text">
      <style:text-properties fo:font-variant="normal" fo:text-transform="none" fo:letter-spacing="normal" fo:font-style="normal" fo:font-weight="normal" officeooo:rsid="0070fdba" style:font-style-asian="normal" style:font-style-complex="normal"/>
    </style:style>
    <style:style style:name="T19" style:family="text">
      <style:text-properties fo:font-variant="normal" fo:text-transform="none" fo:letter-spacing="normal" fo:font-style="normal" fo:font-weight="normal" officeooo:rsid="0035e8d1"/>
    </style:style>
    <style:style style:name="T20" style:family="text">
      <style:text-properties fo:font-variant="normal" fo:text-transform="none" fo:letter-spacing="normal" fo:font-style="normal" fo:font-weight="normal" officeooo:rsid="003bb2e4"/>
    </style:style>
    <style:style style:name="T21" style:family="text">
      <style:text-properties fo:font-variant="normal" fo:text-transform="none" fo:letter-spacing="normal" fo:font-style="normal" fo:font-weight="normal" officeooo:rsid="003f97e9"/>
    </style:style>
    <style:style style:name="T22" style:family="text">
      <style:text-properties fo:font-variant="normal" fo:text-transform="none" fo:letter-spacing="normal" fo:font-style="normal" fo:font-weight="normal" officeooo:rsid="0040af0f"/>
    </style:style>
    <style:style style:name="T23" style:family="text">
      <style:text-properties fo:font-variant="normal" fo:text-transform="none" fo:letter-spacing="normal" fo:font-style="normal" fo:font-weight="normal" officeooo:rsid="00426940"/>
    </style:style>
    <style:style style:name="T24" style:family="text">
      <style:text-properties fo:font-variant="normal" fo:text-transform="none" fo:letter-spacing="normal" fo:font-style="normal" fo:font-weight="normal" officeooo:rsid="00459c77"/>
    </style:style>
    <style:style style:name="T25" style:family="text">
      <style:text-properties fo:font-variant="normal" fo:text-transform="none" fo:letter-spacing="normal" fo:font-style="normal" fo:font-weight="normal" officeooo:rsid="004883cd"/>
    </style:style>
    <style:style style:name="T26" style:family="text">
      <style:text-properties fo:font-variant="normal" fo:text-transform="none" fo:letter-spacing="normal" fo:font-style="normal" fo:font-weight="normal" officeooo:rsid="004c71e2"/>
    </style:style>
    <style:style style:name="T27" style:family="text">
      <style:text-properties fo:font-variant="normal" fo:text-transform="none" fo:letter-spacing="normal" fo:font-style="normal" fo:font-weight="normal" officeooo:rsid="00550e7c"/>
    </style:style>
    <style:style style:name="T28" style:family="text">
      <style:text-properties fo:font-variant="normal" fo:text-transform="none" fo:letter-spacing="normal" fo:font-style="normal" fo:font-weight="normal" officeooo:rsid="0055c405"/>
    </style:style>
    <style:style style:name="T29" style:family="text">
      <style:text-properties fo:font-variant="normal" fo:text-transform="none" fo:letter-spacing="normal" fo:font-style="normal" fo:font-weight="normal" officeooo:rsid="0056a61e"/>
    </style:style>
    <style:style style:name="T30" style:family="text">
      <style:text-properties fo:font-variant="normal" fo:text-transform="none" fo:letter-spacing="normal" fo:font-style="normal" fo:font-weight="normal" officeooo:rsid="0059e7c2"/>
    </style:style>
    <style:style style:name="T31" style:family="text">
      <style:text-properties fo:font-variant="normal" fo:text-transform="none" fo:letter-spacing="normal" fo:font-style="normal" fo:font-weight="normal" officeooo:rsid="005bec51"/>
    </style:style>
    <style:style style:name="T32" style:family="text">
      <style:text-properties fo:font-variant="normal" fo:text-transform="none" fo:letter-spacing="normal" fo:font-style="normal" fo:font-weight="normal" officeooo:rsid="005d319a"/>
    </style:style>
    <style:style style:name="T33" style:family="text">
      <style:text-properties fo:font-variant="normal" fo:text-transform="none" fo:letter-spacing="normal" fo:font-style="normal" fo:font-weight="normal" officeooo:rsid="005dacf6"/>
    </style:style>
    <style:style style:name="T34" style:family="text">
      <style:text-properties fo:font-variant="normal" fo:text-transform="none" fo:letter-spacing="normal" fo:font-style="normal" fo:font-weight="normal" officeooo:rsid="005f73d9"/>
    </style:style>
    <style:style style:name="T35" style:family="text">
      <style:text-properties fo:font-variant="normal" fo:text-transform="none" fo:letter-spacing="normal" fo:font-style="normal" fo:font-weight="normal" officeooo:rsid="00603d3d"/>
    </style:style>
    <style:style style:name="T36" style:family="text">
      <style:text-properties fo:font-variant="normal" fo:text-transform="none" fo:letter-spacing="normal" fo:font-style="normal" fo:font-weight="normal" officeooo:rsid="00672ee6"/>
    </style:style>
    <style:style style:name="T37" style:family="text">
      <style:text-properties fo:font-variant="normal" fo:text-transform="none" fo:letter-spacing="normal" fo:font-style="normal" fo:font-weight="normal" officeooo:rsid="0067cd0a"/>
    </style:style>
    <style:style style:name="T38" style:family="text">
      <style:text-properties fo:font-variant="normal" fo:text-transform="none" fo:letter-spacing="normal" fo:font-style="normal" fo:font-weight="normal" officeooo:rsid="0069c323"/>
    </style:style>
    <style:style style:name="T39" style:family="text">
      <style:text-properties fo:font-variant="normal" fo:text-transform="none" fo:letter-spacing="normal" fo:font-style="normal" fo:font-weight="normal" officeooo:rsid="006a1b0b"/>
    </style:style>
    <style:style style:name="T40" style:family="text">
      <style:text-properties fo:font-variant="normal" fo:text-transform="none" fo:letter-spacing="normal" fo:font-style="normal" fo:font-weight="normal" officeooo:rsid="006f9802"/>
    </style:style>
    <style:style style:name="T41" style:family="text">
      <style:text-properties fo:font-variant="normal" fo:text-transform="none" fo:letter-spacing="normal" fo:font-style="normal" fo:font-weight="normal" officeooo:rsid="007008ee"/>
    </style:style>
    <style:style style:name="T42" style:family="text">
      <style:text-properties fo:font-variant="normal" fo:text-transform="none" fo:letter-spacing="normal" fo:font-style="normal" fo:font-weight="normal" officeooo:rsid="0070fdba"/>
    </style:style>
    <style:style style:name="T43" style:family="text">
      <style:text-properties fo:font-variant="normal" fo:text-transform="none" fo:letter-spacing="normal" fo:font-style="normal" fo:font-weight="normal" officeooo:rsid="0072749e"/>
    </style:style>
    <style:style style:name="T44" style:family="text">
      <style:text-properties fo:font-variant="normal" fo:text-transform="none" fo:letter-spacing="normal" fo:font-style="normal" fo:font-weight="normal" officeooo:rsid="0073eac3"/>
    </style:style>
    <style:style style:name="T45" style:family="text">
      <style:text-properties fo:font-variant="normal" fo:text-transform="none" fo:letter-spacing="normal" fo:font-style="normal" fo:font-weight="normal" officeooo:rsid="00751fc9"/>
    </style:style>
    <style:style style:name="T46" style:family="text">
      <style:text-properties fo:font-variant="normal" fo:text-transform="none" fo:letter-spacing="normal" fo:font-style="normal" fo:font-weight="normal" officeooo:rsid="007636b6"/>
    </style:style>
    <style:style style:name="T47" style:family="text">
      <style:text-properties fo:font-variant="normal" fo:text-transform="none" fo:letter-spacing="normal" fo:font-style="normal" fo:font-weight="normal" officeooo:rsid="0079eef2"/>
    </style:style>
    <style:style style:name="T48" style:family="text">
      <style:text-properties fo:font-variant="normal" fo:text-transform="none" fo:letter-spacing="normal" fo:font-style="normal" fo:font-weight="normal" officeooo:rsid="007aaedc"/>
    </style:style>
    <style:style style:name="T49" style:family="text">
      <style:text-properties fo:font-variant="normal" fo:text-transform="none" fo:letter-spacing="normal" fo:font-style="normal" fo:font-weight="normal" officeooo:rsid="007c36ab"/>
    </style:style>
    <style:style style:name="T50" style:family="text">
      <style:text-properties fo:font-variant="normal" fo:text-transform="none" fo:letter-spacing="normal" fo:font-style="normal" fo:font-weight="normal" officeooo:rsid="007dc663"/>
    </style:style>
    <style:style style:name="T51" style:family="text">
      <style:text-properties fo:font-variant="normal" fo:text-transform="none" fo:letter-spacing="normal" fo:font-style="normal" officeooo:rsid="0072749e"/>
    </style:style>
    <style:style style:name="T52" style:family="text">
      <style:text-properties fo:font-variant="normal" fo:text-transform="none" fo:letter-spacing="normal" fo:font-style="normal" officeooo:rsid="005f73d9"/>
    </style:style>
    <style:style style:name="T53" style:family="text">
      <style:text-properties fo:font-variant="normal" fo:text-transform="none" fo:letter-spacing="normal" fo:font-style="italic" fo:font-weight="normal" style:font-style-asian="italic" style:font-style-complex="italic"/>
    </style:style>
    <style:style style:name="T54" style:family="text">
      <style:text-properties fo:font-variant="normal" fo:text-transform="none" fo:letter-spacing="normal" fo:font-style="italic" fo:font-weight="normal" officeooo:rsid="003bb2e4" style:font-style-asian="italic" style:font-style-complex="italic"/>
    </style:style>
    <style:style style:name="T55" style:family="text">
      <style:text-properties fo:font-variant="normal" fo:text-transform="none" fo:letter-spacing="normal" fo:font-style="italic" fo:font-weight="normal" officeooo:rsid="003f97e9" style:font-style-asian="italic" style:font-style-complex="italic"/>
    </style:style>
    <style:style style:name="T56" style:family="text">
      <style:text-properties fo:font-variant="normal" fo:text-transform="none" fo:letter-spacing="normal" fo:font-style="italic" fo:font-weight="normal" officeooo:rsid="0056a61e" style:font-style-asian="italic" style:font-style-complex="italic"/>
    </style:style>
    <style:style style:name="T57" style:family="text">
      <style:text-properties fo:font-variant="normal" fo:text-transform="none" fo:letter-spacing="normal" fo:font-style="italic" fo:font-weight="normal" officeooo:rsid="00672ee6" style:font-style-asian="italic" style:font-style-complex="italic"/>
    </style:style>
    <style:style style:name="T58" style:family="text">
      <style:text-properties fo:font-variant="normal" fo:text-transform="none" fo:letter-spacing="normal" fo:font-style="italic" fo:font-weight="normal" officeooo:rsid="007008ee" style:font-style-asian="italic" style:font-style-complex="italic"/>
    </style:style>
    <style:style style:name="T59" style:family="text">
      <style:text-properties fo:font-variant="normal" fo:text-transform="none" fo:color="#0084d1" fo:letter-spacing="normal" fo:font-style="normal" fo:font-weight="normal" officeooo:rsid="003e1fed"/>
    </style:style>
    <style:style style:name="T60" style:family="text">
      <style:text-properties fo:font-variant="normal" fo:text-transform="none" fo:color="#0084d1" fo:letter-spacing="normal" fo:font-style="normal" fo:font-weight="normal" officeooo:rsid="003f97e9"/>
    </style:style>
    <style:style style:name="T61" style:family="text">
      <style:text-properties fo:font-variant="normal" fo:text-transform="none" fo:color="#0084d1" fo:letter-spacing="normal" fo:font-style="normal" fo:font-weight="normal" officeooo:rsid="00603d3d"/>
    </style:style>
    <style:style style:name="T62" style:family="text">
      <style:text-properties fo:font-variant="normal" fo:text-transform="none" fo:color="#0084d1" fo:letter-spacing="normal" fo:font-style="normal" fo:font-weight="normal" officeooo:rsid="006146d8"/>
    </style:style>
    <style:style style:name="T63" style:family="text">
      <style:text-properties fo:font-variant="normal" fo:text-transform="none" fo:color="#0084d1" fo:letter-spacing="normal" fo:font-style="normal" fo:font-weight="normal" officeooo:rsid="007cc5a6"/>
    </style:style>
    <style:style style:name="T64" style:family="text">
      <style:text-properties fo:font-variant="normal" fo:text-transform="none" fo:color="#0084d1" fo:letter-spacing="normal" fo:font-style="italic" fo:font-weight="normal" officeooo:rsid="003e1fed" style:font-style-asian="italic" style:font-style-complex="italic"/>
    </style:style>
    <style:style style:name="T65" style:family="text">
      <style:text-properties officeooo:rsid="002bf02d"/>
    </style:style>
    <style:style style:name="T66" style:family="text">
      <style:text-properties fo:color="#000000"/>
    </style:style>
    <style:style style:name="T67" style:family="text">
      <style:text-properties fo:color="#000000" officeooo:rsid="002237e7"/>
    </style:style>
    <style:style style:name="T68" style:family="text">
      <style:text-properties fo:color="#000000" officeooo:rsid="0019c35a"/>
    </style:style>
    <style:style style:name="T69" style:family="text">
      <style:text-properties fo:color="#000000" officeooo:rsid="00699b0f"/>
    </style:style>
    <style:style style:name="T70" style:family="text">
      <style:text-properties fo:color="#000000" officeooo:rsid="0076fff0"/>
    </style:style>
    <style:style style:name="T71" style:family="text">
      <style:text-properties officeooo:rsid="0037e38f"/>
    </style:style>
    <style:style style:name="T72" style:family="text">
      <style:text-properties officeooo:rsid="003bad1f"/>
    </style:style>
    <style:style style:name="T73" style:family="text">
      <style:text-properties officeooo:rsid="004269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ells teorem og <text:span text:style-name="T72">skjulte variable</text:span></text:p>
      <text:p text:style-name="P4">Eksistens<text:span text:style-name="T71">en</text:span> til «skjulte variable»</text:p>
      <text:p text:style-name="P11"><text:span text:style-name="T5">Ideen om at utfallet av et eksperiment ikke avhenger av forhåndsbestemte faktorer, men heller tilfeldighet, utfordret ikke bare fysikken da den kom. Filosofien hadde lenge diskutert om universet oppførte seg deterministisk: at resultatet av en handling er forutbestemt. Kvantemekanikken var således ikke bare en motpol til Isaac Newtons </text:span><text:span text:style-name="T2">klassiske mekanikk</text:span><text:span text:style-name="T5">. I den klassiske mekanikken kan resultatet av en handling bestemmes eksakt, gitt at man har all nødvendig informasjon. </text:span></text:p>
      <text:p text:style-name="P11"><text:span text:style-name="T5">På skolen lærer vi om en atommodell som ligner forbløffende mye på solsystemet. Forståelig, behagelig og nesten vakker enkel. Elektronene går i pene baner rundt atomkjernen. Akkurat som planetene rundt sola. Tenk deg nå at disse planetene ikke farer rundt sola i ellipsebaner. Tvert om. De virker heller kaotiske og tilfeldig plasserte. Du prøver å se hvor fort planeten beveger seg. I det du gjør det, blir du plutselig usikker på hvor den befinner seg. Se igjen! Der er planeten. Men hvor fort beveger planeten seg nå? Uten at du har forstått hvorfor eller hvordan er hastigheten umulig å bestemme eksakt. Dermed kan ikke resultatet av et eksperiment bestemmes utelukkende av det en vet på forhånd. Ingenting er 100 % sikkert. Dette kalles </text:span><text:span text:style-name="T2">Heisenbergs uskarphetsrelasjon</text:span><text:span text:style-name="T5">. Et mulig spørsmål er</text:span><text:span text:style-name="T67"> da: «Kan det være informasjon som ikke er kjent </text:span><text:span text:style-name="T70">på</text:span><text:span text:style-name="T67"> forhånd?», </text:span><text:span text:style-name="T69">s</text:span><text:span text:style-name="T67">åkalte «skjulte variable». Blant andre Einstein forfektet denne forklaringen. Likevel er den rådende meningen blant fysikere i dag at dette ikke er tilfellet. Hvordan kan det ha seg? </text:span></text:p>
      <text:p text:style-name="P3">Einsteins paradoks</text:p>
      <text:p text:style-name="P7"><text:span text:style-name="T65">Det sterkeste argumentet mot skjulte variable kom i 1964. John Stewart Bell forbløffet en hel verden med sin artikkel </text:span><text:span text:style-name="T53">On the Einstein Podolsky Rosen paradox</text:span><text:span text:style-name="T8">. </text:span><text:span text:style-name="T9">«EPR-paradokset» som ble framsatt </text:span><text:span text:style-name="T22">av Einstein, Podolsky og Rosen («EPR»)</text:span><text:span text:style-name="T9"> i 1935, hevdet at kvantemekanikken måtte inneholde slike skjulte variable. </text:span><text:span text:style-name="T10">Hvis den ikke inneholdt disse, hevdet paradokset at informasjon kunne overføres raskere enn lyset. Dermed ville kvantemekanikken bryte med Einsteins relativitetsteori. </text:span><text:span text:style-name="T22">EPR</text:span><text:span text:style-name="T21"> så for seg at </text:span><text:span text:style-name="T32">man</text:span><text:span text:style-name="T21"> ha</text:span><text:span text:style-name="T32">r</text:span><text:span text:style-name="T21"> to partikler </text:span><text:span text:style-name="T55">A</text:span><text:span text:style-name="T21"> og </text:span><text:span text:style-name="T55">B</text:span><text:span text:style-name="T21">.</text:span><text:span text:style-name="T22"> </text:span><text:span text:style-name="T32">Partiklene</text:span><text:span text:style-name="T23"> </text:span><text:span text:style-name="T28">påvirke</text:span><text:span text:style-name="T32">r</text:span><text:span text:style-name="T28"> hverandre</text:span><text:span text:style-name="T25"> </text:span><text:span text:style-name="T32">så vidt </text:span><text:soft-page-break/><text:span text:style-name="T25">før </text:span><text:span text:style-name="T32">de drar i hver</text:span><text:span text:style-name="T23"> sin retning, </text:span><text:span text:style-name="T26">l</text:span><text:span text:style-name="T23">angt, langt vekk fra hverandre. </text:span><text:span text:style-name="T26">D</text:span><text:span text:style-name="T23">e </text:span><text:span text:style-name="T26">er nå så langt fra hverandre at de</text:span><text:span text:style-name="T23"> ikke </text:span><text:span text:style-name="T32">lenger </text:span><text:span text:style-name="T30">påvirker hverandre eller</text:span><text:span text:style-name="T23"> kan kommunisere uten </text:span><text:span text:style-name="T30">at informasjon</text:span><text:span text:style-name="T33">en</text:span><text:span text:style-name="T23"> bryte</text:span><text:span text:style-name="T30">r</text:span><text:span text:style-name="T23"> </text:span><text:span text:style-name="T27">«</text:span><text:span text:style-name="T23">lysmuren</text:span><text:span text:style-name="T27">»</text:span><text:span text:style-name="T23">. Hvordan vil de oppføre seg? </text:span><text:span text:style-name="T29">Uskarphetsrelasjonen sier at</text:span><text:span text:style-name="T23"> vi </text:span><text:span text:style-name="T30">kan </text:span><text:span text:style-name="T23">måle </text:span><text:span text:style-name="T26">posisjonen til B </text:span><text:span text:style-name="T30">eksakt</text:span><text:span text:style-name="T23">, </text:span><text:span text:style-name="T30">men da</text:span><text:span text:style-name="T23"> </text:span><text:span text:style-name="T26">kan vi ikke samtidig </text:span><text:span text:style-name="T37">være sikre på hastigheten dens</text:span><text:span text:style-name="T23">. </text:span><text:span text:style-name="T30">Likevel,</text:span><text:span text:style-name="T29"> siden partiklene påvirket hverandre tidligere og vi vet posisjonen til B, kan vi </text:span><text:span text:style-name="T56">regne</text:span><text:span text:style-name="T29"> </text:span><text:span text:style-name="T56">ut</text:span><text:span text:style-name="T29"> posisjonen til A</text:span><text:span text:style-name="T24">.</text:span><text:span text:style-name="T10"> </text:span><text:span text:style-name="T30">Hvis vi nå måler hastigheten til A eksakt, kan vi så regne ut hastigheten til B. </text:span><text:span text:style-name="T34">Dermed har det tilsynelatende oppstått et paradoks.</text:span></text:p>
      <text:p text:style-name="P10"><text:span text:style-name="T52">B</text:span><text:span text:style-name="T7">ølge-partikkel-tilstand</text:span></text:p>
      <text:p text:style-name="P5"><text:span text:style-name="T11">Einstein var sterkt imot </text:span><text:span text:style-name="T35">ideen om</text:span><text:span text:style-name="T11"> at en partikkels hastighet og posisjon ikke kunne måles eksakt samtidig. </text:span><text:span text:style-name="T12">Men hva menes egentlig med </text:span><text:span text:style-name="T13">dette? Kvantemekanikken postulerer at jo mer presist du måler en partikkels </text:span><text:span text:style-name="T15">hastighet</text:span><text:span text:style-name="T13">, jo m</text:span><text:span text:style-name="T14">indre presis </text:span><text:span text:style-name="T16">e</text:span><text:span text:style-name="T17">r</text:span><text:span text:style-name="T54"> </text:span><text:span text:style-name="T14">posisjonen. </text:span><text:span text:style-name="T36">En måte å se dette på er at p</text:span><text:span text:style-name="T19">artikkelen rett og slett </text:span><text:span text:style-name="T57">er</text:span><text:span text:style-name="T36"> </text:span><text:span text:style-name="T19">flere steder samtidig! </text:span><text:span text:style-name="T36">Når man så måler partikkelen </text:span><text:span text:style-name="T38">tvinger man den til å «velge» en tilstand. </text:span><text:span text:style-name="T39">Resultatet av dette «valget» </text:span><text:span text:style-name="T40">er igjen styrt av tilfeldigheter</text:span><text:span text:style-name="T39">.</text:span><text:span text:style-name="T19"> </text:span><text:span text:style-name="T36">EPR-paradokset </text:span></text:p>
      <text:p text:style-name="P8"><text:span text:style-name="T20">Bells artikkel er en analogi til EPR-paradokset. </text:span><text:span text:style-name="T40">I stedet for variablene hastighet og posisjon, bruker han </text:span><text:span text:style-name="T58">spinntilstander</text:span><text:span text:style-name="T40">. </text:span><text:span text:style-name="T41">Disse adlyder også uskarphetsrelasjonen.</text:span><text:span text:style-name="T20"> </text:span><text:span text:style-name="T59">Se for deg at du ser på solsystemet igjen. Planetene beveger seg i sirkulære baner i et plan om sola. </text:span><text:span text:style-name="T63">I dette planet peker</text:span><text:span text:style-name="T59"> </text:span><text:span text:style-name="T61">x-aksen sidelengs og y-aksen oppover</text:span><text:span text:style-name="T59">. </text:span><text:span text:style-name="T63">Som i et vanlig koordinatsystem.</text:span><text:span text:style-name="T59"> Hvis man ser på en av planetene, kan nå nordpolen peke </text:span><text:span text:style-name="T60">oppover i</text:span><text:span text:style-name="T59"> planet. </text:span><text:span text:style-name="T60">Altså</text:span><text:span text:style-name="T59"> </text:span><text:span text:style-name="T60">langs y-aksen</text:span><text:span text:style-name="T59">. Sørpolen peker dermed </text:span><text:span text:style-name="T60">nedover</text:span><text:span text:style-name="T59"> i planet. Vi kaller denne tilstanden «opp». Hvis det hadde vært motsatt, at nordpolen pekte </text:span><text:span text:style-name="T60">nedover</text:span><text:span text:style-name="T59"> i planet og sørpolen </text:span><text:span text:style-name="T60">oppover i</text:span><text:span text:style-name="T59"> planet ville vi kalt tilstanden «ned». </text:span><text:span text:style-name="T60">Hvis nå østpolen </text:span><text:span text:style-name="T62">peker </text:span><text:span text:style-name="T60">til høyre i planet, ville den gått «opp</text:span><text:span text:style-name="T62">over</text:span><text:span text:style-name="T60">» langs x-aksen, mens vestpolen ville gått «ned</text:span><text:span text:style-name="T62">over</text:span><text:span text:style-name="T60">» langs x-aksen, </text:span><text:span text:style-name="T63">altså til venstre i planet</text:span><text:span text:style-name="T60">. </text:span><text:span text:style-name="T63">Vi kaller også denne tilstanden «opp», men nå langs x-aksen.</text:span><text:span text:style-name="T59"> </text:span></text:p>
      <text:p text:style-name="P8"><text:span text:style-name="T59">En tilsvarende egenskap ved partikler er </text:span><text:span text:style-name="T64">spinn</text:span><text:span text:style-name="T59">. </text:span><text:span text:style-name="T60">Dette s</text:span><text:span text:style-name="T59">pinnet kan enten være «opp» eller «ned», </text:span><text:span text:style-name="T60">og det kan være opp eller ned langs både x-</text:span><text:span text:style-name="T63">aksen, men</text:span><text:span text:style-name="T60"> og</text:span><text:span text:style-name="T63">så langs</text:span><text:span text:style-name="T60"> y-aksen.</text:span><text:span text:style-name="T59"> </text:span><text:span text:style-name="T60">Som med hastighet og posisjon, </text:span><text:span text:style-name="T62">gjelder uskarphetsrelasjonen.</text:span><text:span text:style-name="T60"> </text:span><text:span text:style-name="T62">V</text:span><text:span text:style-name="T60">i </text:span><text:span text:style-name="T62">kan</text:span><text:span text:style-name="T60"> ikke vite spinnet både langs x- og y-aksen eksakt samtidig.</text:span><text:span text:style-name="T20"> </text:span><text:span text:style-name="T50">I Bell artikkel</text:span><text:span text:style-name="T42"> </text:span><text:span text:style-name="T41">utvider </text:span><text:span text:style-name="T42">han </text:span><text:span text:style-name="T41">eksemplet til EPR ved å se på partikler som beveger seg fra </text:span><text:soft-page-break/><text:span text:style-name="T41">hverandre i forskjellige vinkler, i motsetning til kun parallelt fra hverandre. </text:span><text:span text:style-name="T20">På en utsøkt måte </text:span><text:span text:style-name="T44">viser </text:span><text:span text:style-name="T20">han </text:span><text:span text:style-name="T44">matematisk </text:span><text:span text:style-name="T20">at en fysisk teori som inkluderer skjulte variable ikke kan gjenskape kvantemekanikken</text:span><text:span text:style-name="T31">s resultater eksakt</text:span><text:span text:style-name="T20">.</text:span><text:span text:style-name="T41"> </text:span><text:span text:style-name="T42">Det er rett og slett sånn at en slik teori får </text:span><text:span text:style-name="T18">andre</text:span><text:span text:style-name="T42"> </text:span><text:span text:style-name="T45">svar</text:span><text:span text:style-name="T50"> matematisk sett</text:span><text:span text:style-name="T42">. I ettertid har fysiske eksperimenter </text:span><text:span text:style-name="T48">vist</text:span><text:span text:style-name="T43"> at </text:span><text:span text:style-name="T49">det er</text:span><text:span text:style-name="T43"> kvantemekanikkens resultater </text:span><text:span text:style-name="T49">som</text:span><text:span text:style-name="T43"> er riktig</text:span><text:span text:style-name="T49">e</text:span><text:span text:style-name="T43">. </text:span><text:span text:style-name="T50">Kvantemekanikken har dermed </text:span></text:p>
      <text:p text:style-name="P9"><text:span text:style-name="T51">S</text:span><text:span text:style-name="T7">ammenfiltrede partikler</text:span></text:p>
      <text:p text:style-name="P6"><text:span text:style-name="T46">Men hvordan løser man så EPR-paradokset? Kan informasjon reise raskere enn lyset? </text:span><text:span text:style-name="T47">I v</text:span></text:p>
      <text:p text:style-name="P2"><text:span text:style-name="T68">Vår i</text:span><text:span text:style-name="T66">ntuisjon om den fysiske verden følger oss fra fødsel </text:span>til død. Vi finner det beroligende at hver <text:span text:style-name="T1">eneste </text:span>bevegelse vi gjør har et kjent utfall – tilvendt oss gjennom flere år med øvelse. Derfor er <text:span text:style-name="T6">Newtons </text:span>mekanikk <text:span text:style-name="T73">så </text:span>intuitiv. <text:span text:style-name="T3">Du</text:span> forventer at en ball skal trille ned <text:span text:style-name="T3">en bakke</text:span> hvis den ikke møter motstand. <text:span text:style-name="T4">Tyngdekraften har utsatt den for en kraft. Kraften «trekker» ballen mot et lavere punkt. Ballen ruller.</text:span> <text:span text:style-name="T4">H</text:span>astigheten øker jo lenger den ruller. <text:span text:style-name="T1">Sånn sett bekrefter våre første møter med fysikken våre fordommer om verden. <text:s/>Kvantemekanikken derimot er ved første øyekast fullstendig uintuitiv. Likevel er det den rådende teorien for hvordan ting fungerer for veldig små ting. Den stemmer så foruroligende godt med observasjonene. Det at en ikke kan vite både hastigheten og posisjonen til en partikkel er ikke intuitiv, men det har formet universet slik vi kjenner de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8:08:07.927293092</meta:creation-date>
    <meta:generator>LibreOffice/4.2.8.2$Linux_X86_64 LibreOffice_project/420m0$Build-2</meta:generator>
    <dc:date>2016-02-15T16:44:32.500785398</dc:date>
    <meta:editing-duration>P2DT3H49M6S</meta:editing-duration>
    <meta:editing-cycles>106</meta:editing-cycles>
    <meta:document-statistic meta:table-count="0" meta:image-count="0" meta:object-count="0" meta:page-count="3" meta:paragraph-count="13" meta:word-count="937" meta:character-count="5938" meta:non-whitespace-character-count="5007"/>
  </office:meta>
</office:document-meta>
</file>